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3eb" officeooo:paragraph-rsid="000103e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3"><text:tab/>Interação</text:span><text:tab/><text:tab/><text:tab/><text:tab/><text:tab/><text:tab/></text:p>
      <text:p text:style-name="P1"/>
      <text:p text:style-name="P1">Colocar os áudios para uma melhor interação(jogabilidade), uma explicação do jogo, e textos diretos, dando instruções do jo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15:08.731000000</meta:creation-date>
    <dc:date>2016-09-30T16:15:55.075000000</dc:date>
    <meta:editing-duration>PT46S</meta:editing-duration>
    <meta:editing-cycles>1</meta:editing-cycles>
    <meta:document-statistic meta:table-count="0" meta:image-count="0" meta:object-count="0" meta:page-count="1" meta:paragraph-count="2" meta:word-count="19" meta:character-count="144" meta:non-whitespace-character-count="117"/>
    <meta:generator>LibreOffice/5.1.3.2$Windows_x86 LibreOffice_project/644e4637d1d8544fd9f56425bd6cec110e49301b</meta:generator>
  </office:meta>
</office:document-meta>
</file>